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mm"/>
    </style:style>
    <style:style style:name="co2" style:family="table-column">
      <style:table-column-properties fo:break-before="auto" style:column-width="28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0.55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19.51mm"/>
    </style:style>
    <style:style style:name="co8" style:family="table-column">
      <style:table-column-properties fo:break-before="auto" style:column-width="17.67mm"/>
    </style:style>
    <style:style style:name="co9" style:family="table-column">
      <style:table-column-properties fo:break-before="auto" style:column-width="30.16mm"/>
    </style:style>
    <style:style style:name="co10" style:family="table-column">
      <style:table-column-properties fo:break-before="auto" style:column-width="19.05mm"/>
    </style:style>
    <style:style style:name="co11" style:family="table-column">
      <style:table-column-properties fo:break-before="auto" style:column-width="29.02mm"/>
    </style:style>
    <style:style style:name="co12" style:family="table-column">
      <style:table-column-properties fo:break-before="auto" style:column-width="22.2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Zadanie">
      <style:table-properties table:display="true" style:writing-mode="lr-tb"/>
    </style:style>
    <style:style style:name="ta4" style:family="table" style:master-page-name="PageStyle_5f_w3">
      <style:table-properties table:display="true" style:writing-mode="lr-tb"/>
    </style:style>
    <style:style style:name="ta5" style:family="table" style:master-page-name="PageStyle_5f_kobiety">
      <style:table-properties table:display="true" style:writing-mode="lr-tb"/>
    </style:style>
    <style:style style:name="ta6" style:family="table" style:master-page-name="PageStyle_5f_Staż_20_pracy_20__3c__20_3_20_lat">
      <style:table-properties table:display="true" style:writing-mode="lr-tb"/>
    </style:style>
    <style:style style:name="ta7" style:family="table" style:master-page-name="PageStyle_5f_w2_20_M_20_w5_20_K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ffffff" style:diagonal-bl-tr="none" style:diagonal-tl-br="none" fo:border-left="0.74pt solid #3c3c3c" fo:padding="0.71m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</style:style>
    <style:style style:name="ce42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43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44" style:family="table-cell" style:parent-style-name="Kategoria_20_tabeli_20_przestawnej" style:data-style-name="N0">
      <style:table-cell-properties fo:border-bottom="none" fo:border-left="2.01pt solid #000000" fo:border-right="0.99pt solid #000000" fo:border-top="0.99pt solid #000000"/>
    </style:style>
    <style:style style:name="ce45" style:family="table-cell" style:parent-style-name="Kategoria_20_tabeli_20_przestawnej" style:data-style-name="N0">
      <style:table-cell-properties fo:border-bottom="none" fo:border-left="2.01pt solid #000000" fo:border-right="0.99pt solid #000000" fo:border-top="none"/>
    </style:style>
    <style:style style:name="ce46" style:family="table-cell" style:parent-style-name="Tytuł_20_tabeli_20_przestawnej" style:data-style-name="N0">
      <style:table-cell-properties fo:border-bottom="2.01pt solid #000000" fo:border-left="2.01pt solid #000000" fo:border-right="0.99pt solid #000000" fo:border-top="0.99pt solid #000000"/>
    </style:style>
    <style:style style:name="ce47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48" style:family="table-cell" style:parent-style-name="Wartość_20_tabeli_20_przestawnej" style:data-style-name="N111">
      <style:table-cell-properties fo:border-bottom="none" fo:border-left="0.99pt solid #000000" fo:border-right="2.01pt solid #000000" fo:border-top="0.99pt solid #000000"/>
    </style:style>
    <style:style style:name="ce49" style:family="table-cell" style:parent-style-name="Wartość_20_tabeli_20_przestawnej" style:data-style-name="N111">
      <style:table-cell-properties fo:border-bottom="0.99pt solid #000000" fo:border-left="0.99pt solid #000000" fo:border-right="2.01pt solid #000000" fo:border-top="none"/>
    </style:style>
    <style:style style:name="ce50" style:family="table-cell" style:parent-style-name="Wynik_20_tabeli_20_przestawnej" style:data-style-name="N111">
      <style:table-cell-properties fo:border-bottom="2.01pt solid #000000" fo:border-left="0.99pt solid #000000" fo:border-right="2.01pt solid #000000" fo:border-top="0.99pt solid #000000"/>
    </style:style>
    <style:style style:name="ce51" style:family="table-cell" style:parent-style-name="Wartość_20_tabeli_20_przestawnej" style:data-style-name="N111">
      <style:table-cell-properties fo:border-bottom="none" fo:border-left="0.99pt solid #000000" fo:border-right="2.01pt solid #000000" fo:border-top="none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T1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use-window-font-color="true" style:text-position="0% 100%" style:font-name-complex="Arial CE" style:font-size-asian="12pt" style:font-size-complex="12pt" style:font-weight-asian="bold" style:font-weight-complex="bold" style:font-style-asian="normal" style:font-name="Arial CE"/>
    </style:style>
    <style:style style:name="T2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fo:color="#3333cc"/>
    </style:style>
    <style:style style:name="T3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247" table:default-cell-style-name="ce5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aza danych</text:p>
          </table:table-cell>
          <table:table-cell table:style-name="ce6"/>
          <table:table-cell table:number-columns-repeated="1022"/>
        </table:table-row>
        <table:table-row table:style-name="ro3">
          <table:table-cell table:number-columns-repeated="8"/>
          <table:table-cell table:style-name="ce19"/>
          <table:table-cell table:number-columns-repeated="1015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/>
          <table:table-cell table:style-name="ce11" office:value-type="string" calcext:value-type="string">
            <text:p>Wydział</text:p>
          </table:table-cell>
          <table:table-cell table:style-name="ce18" office:value-type="string" calcext:value-type="string">
            <text:p>Staż pracy</text:p>
          </table:table-cell>
          <table:table-cell table:style-name="ce11" office:value-type="string" calcext:value-type="string">
            <text:p>Zarobki </text:p>
          </table:table-cell>
          <table:table-cell table:number-columns-repeated="2" table:style-name="ce11" office:value-type="string" calcext:value-type="string">
            <text:p>Płeć</text:p>
          </table:table-cell>
          <table:table-cell table:number-columns-repeated="1011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office:value-type="string" calcext:value-type="string">
            <text:p>w4</text:p>
          </table:table-cell>
          <table:table-cell office:value-type="string" calcext:value-type="string">
            <text:p>&gt;10</text:p>
          </table:table-cell>
          <table:table-cell office:value-type="string" calcext:value-type="string">
            <text:p>&lt;=1000</text:p>
          </table:table-cell>
          <table:table-cell office:value-type="string" calcext:value-type="string">
            <text:p>K</text:p>
          </table:table-cell>
          <table:table-cell table:style-name="ce13" office:value-type="string" calcext:value-type="string">
            <text:p>M</text:p>
          </table:table-cell>
          <table:table-cell table:number-columns-repeated="1011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&gt;=4000</text:p>
          </table:table-cell>
          <table:table-cell table:number-columns-repeated="1013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office:value-type="string" calcext:value-type="string">
            <text:p>Ilość:</text:p>
          </table:table-cell>
          <table:table-cell table:formula="of:=DCOUNTA([.A4:.G103];[.F4];[.K4:.K6])" office:value-type="float" office:value="82" calcext:value-type="float">
            <text:p>82</text:p>
          </table:table-cell>
          <table:table-cell table:number-columns-repeated="1014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/>
          <table:table-cell office:value-type="string" calcext:value-type="string">
            <text:p>Suma:</text:p>
          </table:table-cell>
          <table:table-cell table:formula="of:=DSUM([.A4:.G103];[.F4];[.K4:.K6])" office:value-type="float" office:value="84677.66" calcext:value-type="float">
            <text:p>84677,66</text:p>
          </table:table-cell>
          <table:table-cell table:style-name="ce42"/>
          <table:table-cell table:number-columns-repeated="1013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office:value-type="string" calcext:value-type="string">
            <text:p>Średnia K:</text:p>
          </table:table-cell>
          <table:table-cell table:formula="of:=DAVERAGE([.A4:.G103];[.F4];[.L4:.L5])" office:value-type="float" office:value="994.878787878788" calcext:value-type="float">
            <text:p>994,878787878788</text:p>
          </table:table-cell>
          <table:table-cell table:number-columns-repeated="1014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office:value-type="string" calcext:value-type="string">
            <text:p>Średnia M:</text:p>
          </table:table-cell>
          <table:table-cell table:formula="of:=DAVERAGE([.A4:.G103];[.F4];[.M4:.M5])" office:value-type="float" office:value="1600.80787878788" calcext:value-type="float">
            <text:p>1600,80787878788</text:p>
          </table:table-cell>
          <table:table-cell table:number-columns-repeated="1014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/>
          <table:table-cell table:style-name="Default"/>
          <table:table-cell table:number-columns-repeated="1006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Baza danych_2" table:style-name="ta2">
        <office:forms form:automatic-focus="false" form:apply-design-mode="false"/>
        <table:table-column table:style-name="co3" table:default-cell-style-name="ce43"/>
        <table:table-column table:style-name="co3" table:default-cell-style-name="ce47"/>
        <table:table-row table:style-name="ro5">
          <table:table-cell office:value-type="string" calcext:value-type="string">
            <text:p>Płeć</text:p>
          </table:table-cell>
          <table:table-cell office:value-type="string" calcext:value-type="string">
            <text:p>Średnia - Zarobki </text:p>
          </table:table-cell>
        </table:table-row>
        <table:table-row table:style-name="ro5">
          <table:table-cell table:style-name="ce44" office:value-type="string" calcext:value-type="string">
            <text:p>K</text:p>
          </table:table-cell>
          <table:table-cell table:style-name="ce48" office:value-type="float" office:value="994.878787878788" calcext:value-type="float">
            <text:p><text:s/>994,88 zł </text:p>
          </table:table-cell>
        </table:table-row>
        <table:table-row table:style-name="ro5">
          <table:table-cell table:style-name="ce45" office:value-type="string" calcext:value-type="string">
            <text:p>M</text:p>
          </table:table-cell>
          <table:table-cell table:style-name="ce49" office:value-type="float" office:value="1600.80787878788" calcext:value-type="float">
            <text:p><text:s/>1 600,81 zł </text:p>
          </table:table-cell>
        </table:table-row>
        <table:table-row table:style-name="ro5">
          <table:table-cell table:style-name="ce46" office:value-type="string" calcext:value-type="string">
            <text:p>Razem Wynik</text:p>
          </table:table-cell>
          <table:table-cell table:style-name="ce50" office:value-type="float" office:value="1196.85515151515" calcext:value-type="float">
            <text:p><text:s/>1 196,86 zł </text:p>
          </table:table-cell>
        </table:table-row>
      </table:table>
      <table:table table:name="Tabela przestawna_Baza danych_1" table:style-name="ta2">
        <office:forms form:automatic-focus="false" form:apply-design-mode="false"/>
        <table:table-column table:style-name="co3" table:default-cell-style-name="ce45"/>
        <table:table-column table:style-name="co3" table:default-cell-style-name="ce51"/>
        <table:table-row table:style-name="ro5">
          <table:table-cell table:style-name="ce43" office:value-type="string" calcext:value-type="string">
            <text:p>Nazwisko</text:p>
          </table:table-cell>
          <table:table-cell table:style-name="ce47" office:value-type="string" calcext:value-type="string">
            <text:p>Suma - Zarobki </text:p>
          </table:table-cell>
        </table:table-row>
        <table:table-row table:style-name="ro5">
          <table:table-cell table:style-name="ce44" office:value-type="string" calcext:value-type="string">
            <text:p>Amanowicz</text:p>
          </table:table-cell>
          <table:table-cell table:style-name="ce48" office:value-type="float" office:value="1235" calcext:value-type="float">
            <text:p><text:s/>1 235,00 zł </text:p>
          </table:table-cell>
        </table:table-row>
        <table:table-row table:style-name="ro5">
          <table:table-cell office:value-type="string" calcext:value-type="string">
            <text:p>Arłamow</text:p>
          </table:table-cell>
          <table:table-cell office:value-type="float" office:value="2334" calcext:value-type="float">
            <text:p><text:s/>2 334,00 zł </text:p>
          </table:table-cell>
        </table:table-row>
        <table:table-row table:style-name="ro5">
          <table:table-cell office:value-type="string" calcext:value-type="string">
            <text:p>Baler</text:p>
          </table:table-cell>
          <table:table-cell office:value-type="float" office:value="6000" calcext:value-type="float">
            <text:p><text:s/>6 000,00 zł </text:p>
          </table:table-cell>
        </table:table-row>
        <table:table-row table:style-name="ro5">
          <table:table-cell office:value-type="string" calcext:value-type="string">
            <text:p>Bałdyga</text:p>
          </table:table-cell>
          <table:table-cell office:value-type="float" office:value="650" calcext:value-type="float">
            <text:p><text:s/>650,00 zł </text:p>
          </table:table-cell>
        </table:table-row>
        <table:table-row table:style-name="ro5">
          <table:table-cell office:value-type="string" calcext:value-type="string">
            <text:p>Biały</text:p>
          </table:table-cell>
          <table:table-cell office:value-type="float" office:value="3459" calcext:value-type="float">
            <text:p><text:s/>3 459,00 zł </text:p>
          </table:table-cell>
        </table:table-row>
        <table:table-row table:style-name="ro5">
          <table:table-cell office:value-type="string" calcext:value-type="string">
            <text:p>Bichnowski</text:p>
          </table:table-cell>
          <table:table-cell office:value-type="float" office:value="700" calcext:value-type="float">
            <text:p><text:s/>700,00 zł </text:p>
          </table:table-cell>
        </table:table-row>
        <table:table-row table:style-name="ro5">
          <table:table-cell office:value-type="string" calcext:value-type="string">
            <text:p>Bielska</text:p>
          </table:table-cell>
          <table:table-cell office:value-type="float" office:value="3459" calcext:value-type="float">
            <text:p><text:s/>3 459,00 zł </text:p>
          </table:table-cell>
        </table:table-row>
        <table:table-row table:style-name="ro5">
          <table:table-cell office:value-type="string" calcext:value-type="string">
            <text:p>Bilewicz</text:p>
          </table:table-cell>
          <table:table-cell office:value-type="float" office:value="2334" calcext:value-type="float">
            <text:p><text:s/>2 334,00 zł </text:p>
          </table:table-cell>
        </table:table-row>
        <table:table-row table:style-name="ro5">
          <table:table-cell office:value-type="string" calcext:value-type="string">
            <text:p>Blich</text:p>
          </table:table-cell>
          <table:table-cell office:value-type="float" office:value="2000" calcext:value-type="float">
            <text:p><text:s/>2 000,00 zł </text:p>
          </table:table-cell>
        </table:table-row>
        <table:table-row table:style-name="ro5">
          <table:table-cell office:value-type="string" calcext:value-type="string">
            <text:p>Bohun</text:p>
          </table:table-cell>
          <table:table-cell office:value-type="float" office:value="567" calcext:value-type="float">
            <text:p><text:s/>567,00 zł </text:p>
          </table:table-cell>
        </table:table-row>
        <table:table-row table:style-name="ro5">
          <table:table-cell office:value-type="string" calcext:value-type="string">
            <text:p>Borowicz</text:p>
          </table:table-cell>
          <table:table-cell office:value-type="float" office:value="345" calcext:value-type="float">
            <text:p><text:s/>345,00 zł </text:p>
          </table:table-cell>
        </table:table-row>
        <table:table-row table:style-name="ro5">
          <table:table-cell office:value-type="string" calcext:value-type="string">
            <text:p>Boryszewska</text:p>
          </table:table-cell>
          <table:table-cell office:value-type="float" office:value="900" calcext:value-type="float">
            <text:p><text:s/>900,00 zł </text:p>
          </table:table-cell>
        </table:table-row>
        <table:table-row table:style-name="ro5">
          <table:table-cell office:value-type="string" calcext:value-type="string">
            <text:p>Borzobohata</text:p>
          </table:table-cell>
          <table:table-cell office:value-type="float" office:value="456" calcext:value-type="float">
            <text:p><text:s/>456,00 zł </text:p>
          </table:table-cell>
        </table:table-row>
        <table:table-row table:style-name="ro5">
          <table:table-cell office:value-type="string" calcext:value-type="string">
            <text:p>Bracka</text:p>
          </table:table-cell>
          <table:table-cell office:value-type="float" office:value="3456" calcext:value-type="float">
            <text:p><text:s/>3 456,00 zł </text:p>
          </table:table-cell>
        </table:table-row>
        <table:table-row table:style-name="ro5">
          <table:table-cell office:value-type="string" calcext:value-type="string">
            <text:p>Bromka</text:p>
          </table:table-cell>
          <table:table-cell office:value-type="float" office:value="900" calcext:value-type="float">
            <text:p><text:s/>900,00 zł </text:p>
          </table:table-cell>
        </table:table-row>
        <table:table-row table:style-name="ro5">
          <table:table-cell office:value-type="string" calcext:value-type="string">
            <text:p>Bromke</text:p>
          </table:table-cell>
          <table:table-cell office:value-type="float" office:value="900" calcext:value-type="float">
            <text:p><text:s/>900,00 zł </text:p>
          </table:table-cell>
        </table:table-row>
        <table:table-row table:style-name="ro5">
          <table:table-cell office:value-type="string" calcext:value-type="string">
            <text:p>Burdanowska</text:p>
          </table:table-cell>
          <table:table-cell office:value-type="float" office:value="2000" calcext:value-type="float">
            <text:p><text:s/>2 000,00 zł </text:p>
          </table:table-cell>
        </table:table-row>
        <table:table-row table:style-name="ro5">
          <table:table-cell office:value-type="string" calcext:value-type="string">
            <text:p>Byszewska</text:p>
          </table:table-cell>
          <table:table-cell office:value-type="float" office:value="900" calcext:value-type="float">
            <text:p><text:s/>900,00 zł </text:p>
          </table:table-cell>
        </table:table-row>
        <table:table-row table:style-name="ro5">
          <table:table-cell office:value-type="string" calcext:value-type="string">
            <text:p>Bzowicka</text:p>
          </table:table-cell>
          <table:table-cell office:value-type="float" office:value="650" calcext:value-type="float">
            <text:p><text:s/>650,00 zł </text:p>
          </table:table-cell>
        </table:table-row>
        <table:table-row table:style-name="ro5">
          <table:table-cell office:value-type="string" calcext:value-type="string">
            <text:p>Chełmońska</text:p>
          </table:table-cell>
          <table:table-cell office:value-type="float" office:value="456" calcext:value-type="float">
            <text:p><text:s/>456,00 zł </text:p>
          </table:table-cell>
        </table:table-row>
        <table:table-row table:style-name="ro5">
          <table:table-cell office:value-type="string" calcext:value-type="string">
            <text:p>Chludzińska </text:p>
          </table:table-cell>
          <table:table-cell office:value-type="float" office:value="800" calcext:value-type="float">
            <text:p><text:s/>800,00 zł </text:p>
          </table:table-cell>
        </table:table-row>
        <table:table-row table:style-name="ro5">
          <table:table-cell office:value-type="string" calcext:value-type="string">
            <text:p>Chorzewska</text:p>
          </table:table-cell>
          <table:table-cell office:value-type="float" office:value="650" calcext:value-type="float">
            <text:p><text:s/>650,00 zł </text:p>
          </table:table-cell>
        </table:table-row>
        <table:table-row table:style-name="ro5">
          <table:table-cell office:value-type="string" calcext:value-type="string">
            <text:p>Chudzińska </text:p>
          </table:table-cell>
          <table:table-cell office:value-type="float" office:value="800" calcext:value-type="float">
            <text:p><text:s/>800,00 zł </text:p>
          </table:table-cell>
        </table:table-row>
        <table:table-row table:style-name="ro5">
          <table:table-cell office:value-type="string" calcext:value-type="string">
            <text:p>Chyżna</text:p>
          </table:table-cell>
          <table:table-cell office:value-type="float" office:value="650" calcext:value-type="float">
            <text:p><text:s/>650,00 zł </text:p>
          </table:table-cell>
        </table:table-row>
        <table:table-row table:style-name="ro5">
          <table:table-cell office:value-type="string" calcext:value-type="string">
            <text:p>Cichecka</text:p>
          </table:table-cell>
          <table:table-cell office:value-type="float" office:value="640" calcext:value-type="float">
            <text:p><text:s/>640,00 zł </text:p>
          </table:table-cell>
        </table:table-row>
        <table:table-row table:style-name="ro5">
          <table:table-cell office:value-type="string" calcext:value-type="string">
            <text:p>Cichocka</text:p>
          </table:table-cell>
          <table:table-cell office:value-type="float" office:value="640" calcext:value-type="float">
            <text:p><text:s/>640,00 zł </text:p>
          </table:table-cell>
        </table:table-row>
        <table:table-row table:style-name="ro5">
          <table:table-cell office:value-type="string" calcext:value-type="string">
            <text:p>Ciska</text:p>
          </table:table-cell>
          <table:table-cell office:value-type="float" office:value="700" calcext:value-type="float">
            <text:p><text:s/>700,00 zł </text:p>
          </table:table-cell>
        </table:table-row>
        <table:table-row table:style-name="ro5">
          <table:table-cell office:value-type="string" calcext:value-type="string">
            <text:p>Dolas</text:p>
          </table:table-cell>
          <table:table-cell office:value-type="float" office:value="900" calcext:value-type="float">
            <text:p><text:s/>900,00 zł </text:p>
          </table:table-cell>
        </table:table-row>
        <table:table-row table:style-name="ro5">
          <table:table-cell office:value-type="string" calcext:value-type="string">
            <text:p>Doliński</text:p>
          </table:table-cell>
          <table:table-cell office:value-type="float" office:value="4500" calcext:value-type="float">
            <text:p><text:s/>4 500,00 zł </text:p>
          </table:table-cell>
        </table:table-row>
        <table:table-row table:style-name="ro5">
          <table:table-cell office:value-type="string" calcext:value-type="string">
            <text:p>Domaradzki </text:p>
          </table:table-cell>
          <table:table-cell office:value-type="float" office:value="650" calcext:value-type="float">
            <text:p><text:s/>650,00 zł </text:p>
          </table:table-cell>
        </table:table-row>
        <table:table-row table:style-name="ro5">
          <table:table-cell office:value-type="string" calcext:value-type="string">
            <text:p>Domeralski </text:p>
          </table:table-cell>
          <table:table-cell office:value-type="float" office:value="650" calcext:value-type="float">
            <text:p><text:s/>650,00 zł </text:p>
          </table:table-cell>
        </table:table-row>
        <table:table-row table:style-name="ro5">
          <table:table-cell office:value-type="string" calcext:value-type="string">
            <text:p>Domżał</text:p>
          </table:table-cell>
          <table:table-cell office:value-type="float" office:value="500" calcext:value-type="float">
            <text:p><text:s/>500,00 zł </text:p>
          </table:table-cell>
        </table:table-row>
        <table:table-row table:style-name="ro5">
          <table:table-cell office:value-type="string" calcext:value-type="string">
            <text:p>Drochojowska</text:p>
          </table:table-cell>
          <table:table-cell office:value-type="float" office:value="1288" calcext:value-type="float">
            <text:p><text:s/>1 288,00 zł </text:p>
          </table:table-cell>
        </table:table-row>
        <table:table-row table:style-name="ro5">
          <table:table-cell office:value-type="string" calcext:value-type="string">
            <text:p>Drzewiecki</text:p>
          </table:table-cell>
          <table:table-cell office:value-type="float" office:value="6000" calcext:value-type="float">
            <text:p><text:s/>6 000,00 zł </text:p>
          </table:table-cell>
        </table:table-row>
        <table:table-row table:style-name="ro5">
          <table:table-cell office:value-type="string" calcext:value-type="string">
            <text:p>Dubowicz</text:p>
          </table:table-cell>
          <table:table-cell office:value-type="float" office:value="233.66" calcext:value-type="float">
            <text:p><text:s/>233,66 zł </text:p>
          </table:table-cell>
        </table:table-row>
        <table:table-row table:style-name="ro5">
          <table:table-cell office:value-type="string" calcext:value-type="string">
            <text:p>Falkowski</text:p>
          </table:table-cell>
          <table:table-cell office:value-type="float" office:value="345" calcext:value-type="float">
            <text:p><text:s/>345,00 zł </text:p>
          </table:table-cell>
        </table:table-row>
        <table:table-row table:style-name="ro5">
          <table:table-cell office:value-type="string" calcext:value-type="string">
            <text:p>Ficzak</text:p>
          </table:table-cell>
          <table:table-cell office:value-type="float" office:value="789" calcext:value-type="float">
            <text:p><text:s/>789,00 zł </text:p>
          </table:table-cell>
        </table:table-row>
        <table:table-row table:style-name="ro5">
          <table:table-cell office:value-type="string" calcext:value-type="string">
            <text:p>Filoński</text:p>
          </table:table-cell>
          <table:table-cell office:value-type="float" office:value="4500" calcext:value-type="float">
            <text:p><text:s/>4 500,00 zł </text:p>
          </table:table-cell>
        </table:table-row>
        <table:table-row table:style-name="ro5">
          <table:table-cell office:value-type="string" calcext:value-type="string">
            <text:p>Gawrylczuk</text:p>
          </table:table-cell>
          <table:table-cell office:value-type="float" office:value="650" calcext:value-type="float">
            <text:p><text:s/>650,00 zł </text:p>
          </table:table-cell>
        </table:table-row>
        <table:table-row table:style-name="ro5">
          <table:table-cell office:value-type="string" calcext:value-type="string">
            <text:p>Gawryluk</text:p>
          </table:table-cell>
          <table:table-cell office:value-type="float" office:value="650" calcext:value-type="float">
            <text:p><text:s/>650,00 zł </text:p>
          </table:table-cell>
        </table:table-row>
        <table:table-row table:style-name="ro5">
          <table:table-cell office:value-type="string" calcext:value-type="string">
            <text:p>Gąsior</text:p>
          </table:table-cell>
          <table:table-cell office:value-type="float" office:value="420" calcext:value-type="float">
            <text:p><text:s/>420,00 zł </text:p>
          </table:table-cell>
        </table:table-row>
        <table:table-row table:style-name="ro5">
          <table:table-cell office:value-type="string" calcext:value-type="string">
            <text:p>Gąsiorowski</text:p>
          </table:table-cell>
          <table:table-cell office:value-type="float" office:value="420" calcext:value-type="float">
            <text:p><text:s/>420,00 zł </text:p>
          </table:table-cell>
        </table:table-row>
        <table:table-row table:style-name="ro5">
          <table:table-cell office:value-type="string" calcext:value-type="string">
            <text:p>Gołdap</text:p>
          </table:table-cell>
          <table:table-cell office:value-type="float" office:value="1288" calcext:value-type="float">
            <text:p><text:s/>1 288,00 zł </text:p>
          </table:table-cell>
        </table:table-row>
        <table:table-row table:style-name="ro5">
          <table:table-cell office:value-type="string" calcext:value-type="string">
            <text:p>Gontarek</text:p>
          </table:table-cell>
          <table:table-cell office:value-type="float" office:value="4500" calcext:value-type="float">
            <text:p><text:s/>4 500,00 zł </text:p>
          </table:table-cell>
        </table:table-row>
        <table:table-row table:style-name="ro5">
          <table:table-cell office:value-type="string" calcext:value-type="string">
            <text:p>Gontarska</text:p>
          </table:table-cell>
          <table:table-cell office:value-type="float" office:value="4500" calcext:value-type="float">
            <text:p><text:s/>4 500,00 zł </text:p>
          </table:table-cell>
        </table:table-row>
        <table:table-row table:style-name="ro5">
          <table:table-cell office:value-type="string" calcext:value-type="string">
            <text:p>Graczyk</text:p>
          </table:table-cell>
          <table:table-cell office:value-type="float" office:value="820" calcext:value-type="float">
            <text:p><text:s/>820,00 zł </text:p>
          </table:table-cell>
        </table:table-row>
        <table:table-row table:style-name="ro5">
          <table:table-cell office:value-type="string" calcext:value-type="string">
            <text:p>Graczykowicz</text:p>
          </table:table-cell>
          <table:table-cell office:value-type="float" office:value="820" calcext:value-type="float">
            <text:p><text:s/>820,00 zł </text:p>
          </table:table-cell>
        </table:table-row>
        <table:table-row table:style-name="ro5">
          <table:table-cell office:value-type="string" calcext:value-type="string">
            <text:p>Hołda</text:p>
          </table:table-cell>
          <table:table-cell office:value-type="float" office:value="2356" calcext:value-type="float">
            <text:p><text:s/>2 356,00 zł </text:p>
          </table:table-cell>
        </table:table-row>
        <table:table-row table:style-name="ro5">
          <table:table-cell office:value-type="string" calcext:value-type="string">
            <text:p>Internowski</text:p>
          </table:table-cell>
          <table:table-cell office:value-type="float" office:value="4455" calcext:value-type="float">
            <text:p><text:s/>4 455,00 zł </text:p>
          </table:table-cell>
        </table:table-row>
        <table:table-row table:style-name="ro5">
          <table:table-cell office:value-type="string" calcext:value-type="string">
            <text:p>Ircha </text:p>
          </table:table-cell>
          <table:table-cell office:value-type="float" office:value="700" calcext:value-type="float">
            <text:p><text:s/>700,00 zł </text:p>
          </table:table-cell>
        </table:table-row>
        <table:table-row table:style-name="ro5">
          <table:table-cell office:value-type="string" calcext:value-type="string">
            <text:p>Irchanowicz </text:p>
          </table:table-cell>
          <table:table-cell office:value-type="float" office:value="700" calcext:value-type="float">
            <text:p><text:s/>700,00 zł </text:p>
          </table:table-cell>
        </table:table-row>
        <table:table-row table:style-name="ro5">
          <table:table-cell office:value-type="string" calcext:value-type="string">
            <text:p>Jeleń</text:p>
          </table:table-cell>
          <table:table-cell office:value-type="float" office:value="720" calcext:value-type="float">
            <text:p><text:s/>720,00 zł </text:p>
          </table:table-cell>
        </table:table-row>
        <table:table-row table:style-name="ro5">
          <table:table-cell office:value-type="string" calcext:value-type="string">
            <text:p>Jeziorkowska</text:p>
          </table:table-cell>
          <table:table-cell office:value-type="float" office:value="345" calcext:value-type="float">
            <text:p><text:s/>345,00 zł </text:p>
          </table:table-cell>
        </table:table-row>
        <table:table-row table:style-name="ro5">
          <table:table-cell office:value-type="string" calcext:value-type="string">
            <text:p>Joachim</text:p>
          </table:table-cell>
          <table:table-cell office:value-type="float" office:value="900" calcext:value-type="float">
            <text:p><text:s/>900,00 zł </text:p>
          </table:table-cell>
        </table:table-row>
        <table:table-row table:style-name="ro5">
          <table:table-cell office:value-type="string" calcext:value-type="string">
            <text:p>Joachimska</text:p>
          </table:table-cell>
          <table:table-cell office:value-type="float" office:value="900" calcext:value-type="float">
            <text:p><text:s/>900,00 zł </text:p>
          </table:table-cell>
        </table:table-row>
        <table:table-row table:style-name="ro5">
          <table:table-cell office:value-type="string" calcext:value-type="string">
            <text:p>Kaleta</text:p>
          </table:table-cell>
          <table:table-cell office:value-type="float" office:value="567" calcext:value-type="float">
            <text:p><text:s/>567,00 zł </text:p>
          </table:table-cell>
        </table:table-row>
        <table:table-row table:style-name="ro5">
          <table:table-cell office:value-type="string" calcext:value-type="string">
            <text:p>Kamińska</text:p>
          </table:table-cell>
          <table:table-cell office:value-type="float" office:value="650" calcext:value-type="float">
            <text:p><text:s/>650,00 zł </text:p>
          </table:table-cell>
        </table:table-row>
        <table:table-row table:style-name="ro5">
          <table:table-cell office:value-type="string" calcext:value-type="string">
            <text:p>Kawalerowicz</text:p>
          </table:table-cell>
          <table:table-cell office:value-type="float" office:value="2356" calcext:value-type="float">
            <text:p><text:s/>2 356,00 zł </text:p>
          </table:table-cell>
        </table:table-row>
        <table:table-row table:style-name="ro5">
          <table:table-cell office:value-type="string" calcext:value-type="string">
            <text:p>Kmicic</text:p>
          </table:table-cell>
          <table:table-cell office:value-type="float" office:value="345" calcext:value-type="float">
            <text:p><text:s/>345,00 zł </text:p>
          </table:table-cell>
        </table:table-row>
        <table:table-row table:style-name="ro5">
          <table:table-cell office:value-type="string" calcext:value-type="string">
            <text:p>Kolanko</text:p>
          </table:table-cell>
          <table:table-cell office:value-type="float" office:value="1000" calcext:value-type="float">
            <text:p><text:s/>1 000,00 zł </text:p>
          </table:table-cell>
        </table:table-row>
        <table:table-row table:style-name="ro5">
          <table:table-cell office:value-type="string" calcext:value-type="string">
            <text:p>Koleba</text:p>
          </table:table-cell>
          <table:table-cell office:value-type="float" office:value="1278" calcext:value-type="float">
            <text:p><text:s/>1 278,00 zł </text:p>
          </table:table-cell>
        </table:table-row>
        <table:table-row table:style-name="ro5">
          <table:table-cell office:value-type="string" calcext:value-type="string">
            <text:p>Kostkowicz</text:p>
          </table:table-cell>
          <table:table-cell office:value-type="float" office:value="345" calcext:value-type="float">
            <text:p><text:s/>345,00 zł </text:p>
          </table:table-cell>
        </table:table-row>
        <table:table-row table:style-name="ro5">
          <table:table-cell office:value-type="string" calcext:value-type="string">
            <text:p>Kot</text:p>
          </table:table-cell>
          <table:table-cell office:value-type="float" office:value="125" calcext:value-type="float">
            <text:p><text:s/>125,00 zł </text:p>
          </table:table-cell>
        </table:table-row>
        <table:table-row table:style-name="ro5">
          <table:table-cell office:value-type="string" calcext:value-type="string">
            <text:p>Kotek</text:p>
          </table:table-cell>
          <table:table-cell office:value-type="float" office:value="345" calcext:value-type="float">
            <text:p><text:s/>345,00 zł </text:p>
          </table:table-cell>
        </table:table-row>
        <table:table-row table:style-name="ro5">
          <table:table-cell office:value-type="string" calcext:value-type="string">
            <text:p>Kotow</text:p>
          </table:table-cell>
          <table:table-cell office:value-type="float" office:value="1245" calcext:value-type="float">
            <text:p><text:s/>1 245,00 zł </text:p>
          </table:table-cell>
        </table:table-row>
        <table:table-row table:style-name="ro5">
          <table:table-cell office:value-type="string" calcext:value-type="string">
            <text:p>Kowalewicz</text:p>
          </table:table-cell>
          <table:table-cell office:value-type="float" office:value="345" calcext:value-type="float">
            <text:p><text:s/>345,00 zł </text:p>
          </table:table-cell>
        </table:table-row>
        <table:table-row table:style-name="ro5">
          <table:table-cell office:value-type="string" calcext:value-type="string">
            <text:p>Kowalski</text:p>
          </table:table-cell>
          <table:table-cell office:value-type="float" office:value="4455" calcext:value-type="float">
            <text:p><text:s/>4 455,00 zł </text:p>
          </table:table-cell>
        </table:table-row>
        <table:table-row table:style-name="ro5">
          <table:table-cell office:value-type="string" calcext:value-type="string">
            <text:p>Krzaska</text:p>
          </table:table-cell>
          <table:table-cell office:value-type="float" office:value="1200" calcext:value-type="float">
            <text:p><text:s/>1 200,00 zł </text:p>
          </table:table-cell>
        </table:table-row>
        <table:table-row table:style-name="ro5">
          <table:table-cell office:value-type="string" calcext:value-type="string">
            <text:p>Malkowicz</text:p>
          </table:table-cell>
          <table:table-cell office:value-type="float" office:value="720" calcext:value-type="float">
            <text:p><text:s/>720,00 zł </text:p>
          </table:table-cell>
        </table:table-row>
        <table:table-row table:style-name="ro5">
          <table:table-cell office:value-type="string" calcext:value-type="string">
            <text:p>Michnowicz</text:p>
          </table:table-cell>
          <table:table-cell office:value-type="float" office:value="900" calcext:value-type="float">
            <text:p><text:s/>900,00 zł </text:p>
          </table:table-cell>
        </table:table-row>
        <table:table-row table:style-name="ro5">
          <table:table-cell office:value-type="string" calcext:value-type="string">
            <text:p>Minotaj</text:p>
          </table:table-cell>
          <table:table-cell office:value-type="float" office:value="340" calcext:value-type="float">
            <text:p><text:s/>340,00 zł </text:p>
          </table:table-cell>
        </table:table-row>
        <table:table-row table:style-name="ro5">
          <table:table-cell office:value-type="string" calcext:value-type="string">
            <text:p>Miruńska</text:p>
          </table:table-cell>
          <table:table-cell office:value-type="float" office:value="345" calcext:value-type="float">
            <text:p><text:s/>345,00 zł </text:p>
          </table:table-cell>
        </table:table-row>
        <table:table-row table:style-name="ro5">
          <table:table-cell office:value-type="string" calcext:value-type="string">
            <text:p>Molgat</text:p>
          </table:table-cell>
          <table:table-cell office:value-type="float" office:value="670" calcext:value-type="float">
            <text:p><text:s/>670,00 zł </text:p>
          </table:table-cell>
        </table:table-row>
        <table:table-row table:style-name="ro5">
          <table:table-cell office:value-type="string" calcext:value-type="string">
            <text:p>Nicinska</text:p>
          </table:table-cell>
          <table:table-cell office:value-type="float" office:value="234" calcext:value-type="float">
            <text:p><text:s/>234,00 zł </text:p>
          </table:table-cell>
        </table:table-row>
        <table:table-row table:style-name="ro5">
          <table:table-cell office:value-type="string" calcext:value-type="string">
            <text:p>Nowak</text:p>
          </table:table-cell>
          <table:table-cell office:value-type="float" office:value="345" calcext:value-type="float">
            <text:p><text:s/>345,00 zł </text:p>
          </table:table-cell>
        </table:table-row>
        <table:table-row table:style-name="ro5">
          <table:table-cell office:value-type="string" calcext:value-type="string">
            <text:p>Nowator</text:p>
          </table:table-cell>
          <table:table-cell office:value-type="float" office:value="456" calcext:value-type="float">
            <text:p><text:s/>456,00 zł </text:p>
          </table:table-cell>
        </table:table-row>
        <table:table-row table:style-name="ro5">
          <table:table-cell office:value-type="string" calcext:value-type="string">
            <text:p>Ochęduszko</text:p>
          </table:table-cell>
          <table:table-cell office:value-type="float" office:value="567" calcext:value-type="float">
            <text:p><text:s/>567,00 zł </text:p>
          </table:table-cell>
        </table:table-row>
        <table:table-row table:style-name="ro5">
          <table:table-cell office:value-type="string" calcext:value-type="string">
            <text:p>Ochocki</text:p>
          </table:table-cell>
          <table:table-cell office:value-type="float" office:value="456" calcext:value-type="float">
            <text:p><text:s/>456,00 zł </text:p>
          </table:table-cell>
        </table:table-row>
        <table:table-row table:style-name="ro5">
          <table:table-cell office:value-type="string" calcext:value-type="string">
            <text:p>Osipow</text:p>
          </table:table-cell>
          <table:table-cell office:value-type="float" office:value="640" calcext:value-type="float">
            <text:p><text:s/>640,00 zł </text:p>
          </table:table-cell>
        </table:table-row>
        <table:table-row table:style-name="ro5">
          <table:table-cell office:value-type="string" calcext:value-type="string">
            <text:p>Osipowicz</text:p>
          </table:table-cell>
          <table:table-cell office:value-type="float" office:value="640" calcext:value-type="float">
            <text:p><text:s/>640,00 zł </text:p>
          </table:table-cell>
        </table:table-row>
        <table:table-row table:style-name="ro5">
          <table:table-cell office:value-type="string" calcext:value-type="string">
            <text:p>Płocki</text:p>
          </table:table-cell>
          <table:table-cell office:value-type="float" office:value="345" calcext:value-type="float">
            <text:p><text:s/>345,00 zł </text:p>
          </table:table-cell>
        </table:table-row>
        <table:table-row table:style-name="ro5">
          <table:table-cell office:value-type="string" calcext:value-type="string">
            <text:p>Przybylska</text:p>
          </table:table-cell>
          <table:table-cell office:value-type="float" office:value="700" calcext:value-type="float">
            <text:p><text:s/>700,00 zł </text:p>
          </table:table-cell>
        </table:table-row>
        <table:table-row table:style-name="ro5">
          <table:table-cell office:value-type="string" calcext:value-type="string">
            <text:p>Sałdyga</text:p>
          </table:table-cell>
          <table:table-cell office:value-type="float" office:value="650" calcext:value-type="float">
            <text:p><text:s/>650,00 zł </text:p>
          </table:table-cell>
        </table:table-row>
        <table:table-row table:style-name="ro5">
          <table:table-cell office:value-type="string" calcext:value-type="string">
            <text:p>Tarka</text:p>
          </table:table-cell>
          <table:table-cell office:value-type="float" office:value="650" calcext:value-type="float">
            <text:p><text:s/>650,00 zł </text:p>
          </table:table-cell>
        </table:table-row>
        <table:table-row table:style-name="ro5">
          <table:table-cell office:value-type="string" calcext:value-type="string">
            <text:p>Tarkowska</text:p>
          </table:table-cell>
          <table:table-cell office:value-type="float" office:value="650" calcext:value-type="float">
            <text:p><text:s/>650,00 zł </text:p>
          </table:table-cell>
        </table:table-row>
        <table:table-row table:style-name="ro5">
          <table:table-cell office:value-type="string" calcext:value-type="string">
            <text:p>Trzaska</text:p>
          </table:table-cell>
          <table:table-cell office:value-type="float" office:value="300" calcext:value-type="float">
            <text:p><text:s/>300,00 zł </text:p>
          </table:table-cell>
        </table:table-row>
        <table:table-row table:style-name="ro5">
          <table:table-cell office:value-type="string" calcext:value-type="string">
            <text:p>Trzaskalska</text:p>
          </table:table-cell>
          <table:table-cell office:value-type="float" office:value="300" calcext:value-type="float">
            <text:p><text:s/>300,00 zł </text:p>
          </table:table-cell>
        </table:table-row>
        <table:table-row table:style-name="ro5">
          <table:table-cell office:value-type="string" calcext:value-type="string">
            <text:p>Turkowska</text:p>
          </table:table-cell>
          <table:table-cell office:value-type="float" office:value="900" calcext:value-type="float">
            <text:p><text:s/>900,00 zł </text:p>
          </table:table-cell>
        </table:table-row>
        <table:table-row table:style-name="ro5">
          <table:table-cell office:value-type="string" calcext:value-type="string">
            <text:p>Turowska</text:p>
          </table:table-cell>
          <table:table-cell office:value-type="float" office:value="900" calcext:value-type="float">
            <text:p><text:s/>900,00 zł </text:p>
          </table:table-cell>
        </table:table-row>
        <table:table-row table:style-name="ro5">
          <table:table-cell office:value-type="string" calcext:value-type="string">
            <text:p>Ugodowicz</text:p>
          </table:table-cell>
          <table:table-cell office:value-type="float" office:value="456" calcext:value-type="float">
            <text:p><text:s/>456,00 zł </text:p>
          </table:table-cell>
        </table:table-row>
        <table:table-row table:style-name="ro5">
          <table:table-cell office:value-type="string" calcext:value-type="string">
            <text:p>Wierzbowski</text:p>
          </table:table-cell>
          <table:table-cell office:value-type="float" office:value="1278" calcext:value-type="float">
            <text:p><text:s/>1 278,00 zł </text:p>
          </table:table-cell>
        </table:table-row>
        <table:table-row table:style-name="ro5">
          <table:table-cell office:value-type="string" calcext:value-type="string">
            <text:p>Wiśniewska </text:p>
          </table:table-cell>
          <table:table-cell office:value-type="float" office:value="1760" calcext:value-type="float">
            <text:p><text:s/>1 760,00 zł </text:p>
          </table:table-cell>
        </table:table-row>
        <table:table-row table:style-name="ro5">
          <table:table-cell office:value-type="string" calcext:value-type="string">
            <text:p>Wolf</text:p>
          </table:table-cell>
          <table:table-cell office:value-type="float" office:value="1760" calcext:value-type="float">
            <text:p><text:s/>1 760,00 zł </text:p>
          </table:table-cell>
        </table:table-row>
        <table:table-row table:style-name="ro5">
          <table:table-cell office:value-type="string" calcext:value-type="string">
            <text:p>Wołodyjowski</text:p>
          </table:table-cell>
          <table:table-cell office:value-type="float" office:value="345" calcext:value-type="float">
            <text:p><text:s/>345,00 zł </text:p>
          </table:table-cell>
        </table:table-row>
        <table:table-row table:style-name="ro5">
          <table:table-cell office:value-type="string" calcext:value-type="string">
            <text:p>Zagłoba</text:p>
          </table:table-cell>
          <table:table-cell office:value-type="float" office:value="1245" calcext:value-type="float">
            <text:p><text:s/>1 245,00 zł </text:p>
          </table:table-cell>
        </table:table-row>
        <table:table-row table:style-name="ro5">
          <table:table-cell office:value-type="string" calcext:value-type="string">
            <text:p>Zuchara</text:p>
          </table:table-cell>
          <table:table-cell office:value-type="float" office:value="800" calcext:value-type="float">
            <text:p><text:s/>800,00 zł </text:p>
          </table:table-cell>
        </table:table-row>
        <table:table-row table:style-name="ro5">
          <table:table-cell office:value-type="string" calcext:value-type="string">
            <text:p>Zucharan</text:p>
          </table:table-cell>
          <table:table-cell table:style-name="ce49" office:value-type="float" office:value="800" calcext:value-type="float">
            <text:p><text:s/>800,00 zł </text:p>
          </table:table-cell>
        </table:table-row>
        <table:table-row table:style-name="ro5">
          <table:table-cell table:style-name="ce46" office:value-type="string" calcext:value-type="string">
            <text:p>Razem Wynik</text:p>
          </table:table-cell>
          <table:table-cell table:style-name="ce50" office:value-type="float" office:value="118488.66" calcext:value-type="float">
            <text:p><text:s/>118 488,66 zł </text:p>
          </table:table-cell>
        </table:table-row>
      </table:table>
      <table:table table:name="Zadanie" table:style-name="ta3">
        <office:forms form:automatic-focus="false" form:apply-design-mode="false"/>
        <table:table-column table:style-name="co11" table:default-cell-style-name="ce5"/>
        <table:table-column table:style-name="co8" table:number-columns-repeated="256" table:default-cell-style-name="ce5"/>
        <table:table-column table:style-name="co8" table:number-columns-repeated="767" table:default-cell-style-name="Default"/>
        <table:table-row table:style-name="ro2">
          <table:table-cell table:style-name="ce20" office:value-type="string" calcext:value-type="string">
            <text:p><text:span text:style-name="T1">1. W arkuszu </text:span><text:span text:style-name="T2">w3</text:span><text:span text:style-name="T3"> umieść tabelę wszystkich osób z wydziału w3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2. W arkuszu </text:span><text:span text:style-name="T2">kobiety</text:span><text:span text:style-name="T3"> umieść tabelę zawierającą dane wszystkich kobiet.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3. W arkuszu </text:span><text:span text:style-name="T2">staż pracy</text:span><text:span text:style-name="T3"> umieść dane wszystkich osób ze stażem pracy poniżej 3 lat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4. W arkuszu </text:span><text:span text:style-name="T2">w2 M w5 K</text:span><text:span text:style-name="T3">  umieść dane wszystkich mężczyzn z wydziału w2 i kobiet z wydziału w5</text:span></text:p>
          </table:table-cell>
          <table:table-cell table:style-name="ce22" table:number-columns-repeated="8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1" office:value-type="string" calcext:value-type="string">
            <text:p>Zastosuj metodę kopiowania i wklejania </text:p>
          </table:table-cell>
          <table:table-cell table:style-name="ce21" table:number-columns-repeated="3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3" table:style-name="ta4">
        <office:forms form:automatic-focus="false" form:apply-design-mode="false"/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4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4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biety" table:style-name="ta5">
        <office:forms form:automatic-focus="false" form:apply-design-mode="false"/>
        <table:table-column table:style-name="co8" table:number-columns-repeated="5" table:default-cell-style-name="ce5"/>
        <table:table-column table:style-name="co12" table:default-cell-style-name="ce5"/>
        <table:table-column table:style-name="co8" table:number-columns-repeated="251" table:default-cell-style-name="ce5"/>
        <table:table-column table:style-name="co8" table:number-columns-repeated="767" table:default-cell-style-name="Default"/>
        <table:table-row table:style-name="ro4" table:number-rows-repeated="104">
          <table:table-cell table:number-columns-repeated="1024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ż pracy &lt; 3 lat" table:style-name="ta6">
        <office:forms form:automatic-focus="false" form:apply-design-mode="false"/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2 M w5 K" table:style-name="ta7">
        <office:forms form:automatic-focus="false" form:apply-design-mode="false"/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try" table:style-name="ta2">
        <office:forms form:automatic-focus="false" form:apply-design-mode="false"/>
        <table:table-column table:style-name="co3" table:number-columns-repeated="8" table:default-cell-style-name="Default"/>
        <table:table-column table:style-name="co3" table:default-cell-style-name="ce4"/>
        <table:table-column table:style-name="co3" table:number-columns-repeated="2" table:default-cell-style-name="ce9"/>
        <table:table-column table:style-name="co3" table:number-columns-repeated="2" table:default-cell-style-name="ce13"/>
        <table:table-column table:style-name="co3" table:default-cell-style-name="ce17"/>
        <table:table-column table:style-name="co3" table:default-cell-style-name="ce13"/>
        <table:table-row table:style-name="ro5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/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</table:table-row>
        <table:table-row table:style-name="ro5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zowic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om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romke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</table:table-row>
        <table:table-row table:style-name="ro5">
          <table:table-cell table:number-columns-repeated="8"/>
          <table:table-cell office:value-type="float" office:value="7" calcext:value-type="float">
            <text:p>7</text:p>
          </table:table-cell>
          <table:table-cell office:value-type="string" calcext:value-type="string">
            <text:p>Chyżn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table:style-name="ce11" office:value-type="string" calcext:value-type="string">
            <text:p>Wydział</text:p>
          </table:table-cell>
          <table:table-cell table:style-name="ce18" office:value-type="string" calcext:value-type="string">
            <text:p>Staż pracy</text:p>
          </table:table-cell>
          <table:table-cell table:style-name="ce11" office:value-type="string" calcext:value-type="string">
            <text:p>Zarobki </text:p>
          </table:table-cell>
          <table:table-cell table:style-name="ce11" office:value-type="string" calcext:value-type="string">
            <text:p>Płeć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number-columns-repeated="8"/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number-columns-repeated="8"/>
          <table:table-cell office:value-type="float" office:value="10" calcext:value-type="float">
            <text:p>10</text:p>
          </table:table-cell>
          <table:table-cell office:value-type="string" calcext:value-type="string">
            <text:p>Gontar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number-columns-repeated="8"/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table:number-columns-repeated="8"/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table:number-columns-repeated="8"/>
          <table:table-cell office:value-type="float" office:value="13" calcext:value-type="float">
            <text:p>13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number-columns-repeated="8"/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table:number-columns-repeated="8"/>
          <table:table-cell office:value-type="float" office:value="15" calcext:value-type="float">
            <text:p>15</text:p>
          </table:table-cell>
          <table:table-cell office:value-type="string" calcext:value-type="string">
            <text:p>Turowska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number-columns-repeated="8"/>
          <table:table-cell office:value-type="float" office:value="16" calcext:value-type="float">
            <text:p>16</text:p>
          </table:table-cell>
          <table:table-cell office:value-type="string" calcext:value-type="string">
            <text:p>Drzewiecki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M</text:p>
          </table:table-cell>
          <table:table-cell office:value-type="float" office:value="6000" calcext:value-type="float">
            <text:p><text:s/>6 000,00 zł </text:p>
          </table:table-cell>
          <table:table-cell office:value-type="float" office:value="34" calcext:value-type="float">
            <text:p>34</text:p>
          </table:table-cell>
        </table:table-row>
        <table:table-row table:style-name="ro5">
          <table:table-cell table:number-columns-repeated="8"/>
          <table:table-cell office:value-type="float" office:value="19" calcext:value-type="float">
            <text:p>19</text:p>
          </table:table-cell>
          <table:table-cell office:value-type="string" calcext:value-type="string">
            <text:p>Jeleń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720" calcext:value-type="float">
            <text:p><text:s/>720,00 zł 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table:number-columns-repeated="8"/>
          <table:table-cell office:value-type="float" office:value="20" calcext:value-type="float">
            <text:p>20</text:p>
          </table:table-cell>
          <table:table-cell office:value-type="string" calcext:value-type="string">
            <text:p>Malkowicz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720" calcext:value-type="float">
            <text:p><text:s/>720,00 zł 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table:number-columns-repeated="8"/>
          <table:table-cell office:value-type="float" office:value="21" calcext:value-type="float">
            <text:p>21</text:p>
          </table:table-cell>
          <table:table-cell office:value-type="string" calcext:value-type="string">
            <text:p>Dola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11" calcext:value-type="float">
            <text:p>11</text:p>
          </table:table-cell>
        </table:table-row>
        <table:table-row table:style-name="ro5">
          <table:table-cell table:number-columns-repeated="8"/>
          <table:table-cell office:value-type="float" office:value="22" calcext:value-type="float">
            <text:p>22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table:number-columns-repeated="8"/>
          <table:table-cell office:value-type="float" office:value="23" calcext:value-type="float">
            <text:p>23</text:p>
          </table:table-cell>
          <table:table-cell office:value-type="string" calcext:value-type="string">
            <text:p>Trzask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300" calcext:value-type="float">
            <text:p><text:s/>300,00 zł 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table:number-columns-repeated="8"/>
          <table:table-cell office:value-type="float" office:value="24" calcext:value-type="float">
            <text:p>24</text:p>
          </table:table-cell>
          <table:table-cell office:value-type="string" calcext:value-type="string">
            <text:p>Trzaskalska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300" calcext:value-type="float">
            <text:p><text:s/>300,00 zł </text:p>
          </table:table-cell>
          <table:table-cell office:value-type="float" office:value="7" calcext:value-type="float">
            <text:p>7</text:p>
          </table:table-cell>
        </table:table-row>
        <table:table-row table:style-name="ro5">
          <table:table-cell table:number-columns-repeated="8"/>
          <table:table-cell office:value-type="float" office:value="27" calcext:value-type="float">
            <text:p>27</text:p>
          </table:table-cell>
          <table:table-cell office:value-type="string" calcext:value-type="string">
            <text:p>Wiśniewska 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table:number-columns-repeated="8"/>
          <table:table-cell office:value-type="float" office:value="28" calcext:value-type="float">
            <text:p>28</text:p>
          </table:table-cell>
          <table:table-cell office:value-type="string" calcext:value-type="string">
            <text:p>Irchanowicz 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table:number-columns-repeated="8"/>
          <table:table-cell office:value-type="float" office:value="29" calcext:value-type="float">
            <text:p>29</text:p>
          </table:table-cell>
          <table:table-cell office:value-type="string" calcext:value-type="string">
            <text:p>Joachim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table:number-columns-repeated="8"/>
          <table:table-cell office:value-type="float" office:value="30" calcext:value-type="float">
            <text:p>30</text:p>
          </table:table-cell>
          <table:table-cell office:value-type="string" calcext:value-type="string">
            <text:p>Osipowicz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table:number-columns-repeated="8"/>
          <table:table-cell office:value-type="float" office:value="31" calcext:value-type="float">
            <text:p>31</text:p>
          </table:table-cell>
          <table:table-cell office:value-type="string" calcext:value-type="string">
            <text:p>Graczyk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820" calcext:value-type="float">
            <text:p><text:s/>82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8"/>
          <table:table-cell office:value-type="float" office:value="32" calcext:value-type="float">
            <text:p>32</text:p>
          </table:table-cell>
          <table:table-cell office:value-type="string" calcext:value-type="string">
            <text:p>Tark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number-columns-repeated="8"/>
          <table:table-cell office:value-type="float" office:value="33" calcext:value-type="float">
            <text:p>33</text:p>
          </table:table-cell>
          <table:table-cell office:value-type="string" calcext:value-type="string">
            <text:p>Cichecka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number-columns-repeated="8"/>
          <table:table-cell office:value-type="float" office:value="34" calcext:value-type="float">
            <text:p>34</text:p>
          </table:table-cell>
          <table:table-cell office:value-type="string" calcext:value-type="string">
            <text:p>Turkowska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number-columns-repeated="8"/>
          <table:table-cell office:value-type="float" office:value="35" calcext:value-type="float">
            <text:p>35</text:p>
          </table:table-cell>
          <table:table-cell office:value-type="string" calcext:value-type="string">
            <text:p>Filoń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M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2" calcext:value-type="float">
            <text:p>22</text:p>
          </table:table-cell>
        </table:table-row>
        <table:table-row table:style-name="ro5">
          <table:table-cell table:number-columns-repeated="8"/>
          <table:table-cell office:value-type="float" office:value="43" calcext:value-type="float">
            <text:p>43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32" calcext:value-type="float">
            <text:p>32</text:p>
          </table:table-cell>
        </table:table-row>
        <table:table-row table:style-name="ro5">
          <table:table-cell table:number-columns-repeated="8"/>
          <table:table-cell office:value-type="float" office:value="45" calcext:value-type="float">
            <text:p>45</text:p>
          </table:table-cell>
          <table:table-cell office:value-type="string" calcext:value-type="string">
            <text:p>Kamiń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table:number-columns-repeated="8"/>
          <table:table-cell office:value-type="float" office:value="47" calcext:value-type="float">
            <text:p>47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table:number-columns-repeated="8"/>
          <table:table-cell office:value-type="float" office:value="48" calcext:value-type="float">
            <text:p>48</text:p>
          </table:table-cell>
          <table:table-cell office:value-type="string" calcext:value-type="string">
            <text:p>Bałdyg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table:number-columns-repeated="8"/>
          <table:table-cell office:value-type="float" office:value="49" calcext:value-type="float">
            <text:p>49</text:p>
          </table:table-cell>
          <table:table-cell office:value-type="string" calcext:value-type="string">
            <text:p>Chludzińska 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table:number-columns-repeated="8"/>
          <table:table-cell office:value-type="float" office:value="50" calcext:value-type="float">
            <text:p>50</text:p>
          </table:table-cell>
          <table:table-cell office:value-type="string" calcext:value-type="string">
            <text:p>Chudzińska 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table:number-columns-repeated="8"/>
          <table:table-cell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</table:table-row>
        <table:table-row table:style-name="ro5">
          <table:table-cell table:number-columns-repeated="8"/>
          <table:table-cell office:value-type="float" office:value="52" calcext:value-type="float">
            <text:p>52</text:p>
          </table:table-cell>
          <table:table-cell office:value-type="string" calcext:value-type="string">
            <text:p>Gawrylczuk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table:number-columns-repeated="8"/>
          <table:table-cell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5">
          <table:table-cell table:number-columns-repeated="8"/>
          <table:table-cell office:value-type="float" office:value="54" calcext:value-type="float">
            <text:p>54</text:p>
          </table:table-cell>
          <table:table-cell office:value-type="string" calcext:value-type="string">
            <text:p>Osipow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640" calcext:value-type="float">
            <text:p><text:s/>64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table:number-columns-repeated="8"/>
          <table:table-cell office:value-type="float" office:value="55" calcext:value-type="float">
            <text:p>55</text:p>
          </table:table-cell>
          <table:table-cell office:value-type="string" calcext:value-type="string">
            <text:p>Bys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8"/>
          <table:table-cell office:value-type="float" office:value="56" calcext:value-type="float">
            <text:p>56</text:p>
          </table:table-cell>
          <table:table-cell office:value-type="string" calcext:value-type="string">
            <text:p>Graczykowicz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20" calcext:value-type="float">
            <text:p><text:s/>82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8"/>
          <table:table-cell office:value-type="float" office:value="57" calcext:value-type="float">
            <text:p>57</text:p>
          </table:table-cell>
          <table:table-cell office:value-type="string" calcext:value-type="string">
            <text:p>Zuchar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number-columns-repeated="8"/>
          <table:table-cell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table:number-columns-repeated="8"/>
          <table:table-cell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5">
          <table:table-cell table:number-columns-repeated="8"/>
          <table:table-cell office:value-type="float" office:value="60" calcext:value-type="float">
            <text:p>60</text:p>
          </table:table-cell>
          <table:table-cell office:value-type="string" calcext:value-type="string">
            <text:p>Baler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M</text:p>
          </table:table-cell>
          <table:table-cell office:value-type="float" office:value="6000" calcext:value-type="float">
            <text:p><text:s/>6 000,00 zł </text:p>
          </table:table-cell>
          <table:table-cell office:value-type="float" office:value="34" calcext:value-type="float">
            <text:p>34</text:p>
          </table:table-cell>
        </table:table-row>
        <table:table-row table:style-name="ro5">
          <table:table-cell table:number-columns-repeated="8"/>
          <table:table-cell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</table:table-row>
        <table:table-row table:style-name="ro5">
          <table:table-cell table:number-columns-repeated="8"/>
          <table:table-cell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</table:table-row>
        <table:table-row table:style-name="ro5">
          <table:table-cell table:number-columns-repeated="8"/>
          <table:table-cell office:value-type="float" office:value="72" calcext:value-type="float">
            <text:p>72</text:p>
          </table:table-cell>
          <table:table-cell office:value-type="string" calcext:value-type="string">
            <text:p>Ircha 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table:number-columns-repeated="8"/>
          <table:table-cell office:value-type="float" office:value="73" calcext:value-type="float">
            <text:p>73</text:p>
          </table:table-cell>
          <table:table-cell office:value-type="string" calcext:value-type="string">
            <text:p>Sałdyg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table:number-columns-repeated="8"/>
          <table:table-cell office:value-type="float" office:value="74" calcext:value-type="float">
            <text:p>74</text:p>
          </table:table-cell>
          <table:table-cell office:value-type="string" calcext:value-type="string">
            <text:p>Chorz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table:number-columns-repeated="8"/>
          <table:table-cell office:value-type="float" office:value="75" calcext:value-type="float">
            <text:p>75</text:p>
          </table:table-cell>
          <table:table-cell office:value-type="string" calcext:value-type="string">
            <text:p>Borys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3" calcext:value-type="float">
            <text:p>3</text:p>
          </table:table-cell>
        </table:table-row>
        <table:table-row table:style-name="ro5">
          <table:table-cell table:number-columns-repeated="8"/>
          <table:table-cell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number-columns-repeated="8"/>
          <table:table-cell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number-columns-repeated="8"/>
          <table:table-cell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5">
          <table:table-cell table:number-columns-repeated="8"/>
          <table:table-cell office:value-type="float" office:value="79" calcext:value-type="float">
            <text:p>79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number-columns-repeated="8"/>
          <table:table-cell office:value-type="float" office:value="80" calcext:value-type="float">
            <text:p>80</text:p>
          </table:table-cell>
          <table:table-cell office:value-type="string" calcext:value-type="string">
            <text:p>Doliń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M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2" calcext:value-type="float">
            <text:p>22</text:p>
          </table:table-cell>
        </table:table-row>
        <table:table-row table:style-name="ro5">
          <table:table-cell table:number-columns-repeated="8"/>
          <table:table-cell office:value-type="float" office:value="85" calcext:value-type="float">
            <text:p>85</text:p>
          </table:table-cell>
          <table:table-cell office:value-type="string" calcext:value-type="string">
            <text:p>Ci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700" calcext:value-type="float">
            <text:p><text:s/>700,00 zł </text:p>
          </table:table-cell>
          <table:table-cell office:value-type="float" office:value="32" calcext:value-type="float">
            <text:p>32</text:p>
          </table:table-cell>
        </table:table-row>
        <table:table-row table:style-name="ro5">
          <table:table-cell table:number-columns-repeated="8"/>
          <table:table-cell office:value-type="float" office:value="87" calcext:value-type="float">
            <text:p>87</text:p>
          </table:table-cell>
          <table:table-cell office:value-type="string" calcext:value-type="string">
            <text:p>Wiśniewska 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880" calcext:value-type="float">
            <text:p><text:s/>880,00 zł </text:p>
          </table:table-cell>
          <table:table-cell office:value-type="float" office:value="6" calcext:value-type="float">
            <text:p>6</text:p>
          </table:table-cell>
        </table:table-row>
        <table:table-row table:style-name="ro5">
          <table:table-cell table:number-columns-repeated="8"/>
          <table:table-cell office:value-type="float" office:value="89" calcext:value-type="float">
            <text:p>89</text:p>
          </table:table-cell>
          <table:table-cell office:value-type="string" calcext:value-type="string">
            <text:p>Gawryluk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650" calcext:value-type="float">
            <text:p><text:s/>65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table:number-columns-repeated="8"/>
          <table:table-cell office:value-type="float" office:value="90" calcext:value-type="float">
            <text:p>90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900" calcext:value-type="float">
            <text:p><text:s/>900,00 zł </text:p>
          </table:table-cell>
          <table:table-cell office:value-type="float" office:value="4" calcext:value-type="float">
            <text:p>4</text:p>
          </table:table-cell>
        </table:table-row>
        <table:table-row table:style-name="ro5">
          <table:table-cell table:number-columns-repeated="8"/>
          <table:table-cell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5">
          <table:table-cell table:number-columns-repeated="8"/>
          <table:table-cell office:value-type="float" office:value="92" calcext:value-type="float">
            <text:p>92</text:p>
          </table:table-cell>
          <table:table-cell office:value-type="string" calcext:value-type="string">
            <text:p>Gontar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4500" calcext:value-type="float">
            <text:p><text:s/>4 500,00 zł 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table:number-columns-repeated="8"/>
          <table:table-cell office:value-type="float" office:value="93" calcext:value-type="float">
            <text:p>93</text:p>
          </table:table-cell>
          <table:table-cell office:value-type="string" calcext:value-type="string">
            <text:p>Zucharan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office:value-type="float" office:value="800" calcext:value-type="float">
            <text:p><text:s/>800,00 zł </text:p>
          </table:table-cell>
          <table:table-cell office:value-type="float" office:value="2" calcext:value-type="float">
            <text:p>2</text:p>
          </table:table-cell>
        </table:table-row>
      </table:table>
      <table:named-expressions>
        <table:named-range table:name="bazaP" table:base-cell-address="$'Baza danych'.$A$1" table:cell-range-address="$'Baza danych'.$A$4:.$G$103"/>
      </table:named-expressions>
      <table:database-ranges>
        <table:database-range table:name="__Anonymous_Sheet_DB__0" table:target-range-address="'Baza danych'.A4:'Baza danych'.G103">
          <table:filter table:target-range-address="'Staż pracy &lt; 3 lat'.I1" table:condition-source-range-address="'Baza danych'.K4:'Baza danych'.L6">
            <table:filter-or>
              <table:filter-and>
                <table:filter-condition table:field-number="5" table:data-type="number" table:value="1000" table:operator="&lt;="/>
                <table:filter-condition table:field-number="4" table:value="K" table:operator="="/>
              </table:filter-and>
              <table:filter-condition table:field-number="5" table:data-type="number" table:value="4000" table:operator="&gt;="/>
            </table:filter-or>
          </table:filter>
        </table:database-range>
        <table:database-range table:name="__Anonymous_Sheet_DB__4" table:target-range-address="w3.A1:w3.G16"/>
        <table:database-range table:name="__Anonymous_Sheet_DB__8" table:target-range-address="filtry.I1:filtry.O64"/>
      </table:database-ranges>
      <table:data-pilot-tables>
        <table:data-pilot-table table:name="DataPilot1" table:application-data="" table:target-range-address="'Tabela przestawna_Baza danych_1'.A1:'Tabela przestawna_Baza danych_1'.B99" table:buttons="'Tabela przestawna_Baza danych_1'.A1" table:show-filter-button="false" table:drill-down-on-double-click="false">
          <table:source-cell-range table:cell-range-address="'Baza danych'.A4:'Baza danych'.G10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azwisko" table:orientation="row" table:used-hierarchy="0" table:function="auto">
            <table:data-pilot-level table:show-empty="false" calcext:repeat-item-labels="false">
              <table:data-pilot-members>
                <table:data-pilot-member table:name="Amanowicz" table:display="true" table:show-details="true"/>
                <table:data-pilot-member table:name="Arłamow" table:display="true" table:show-details="true"/>
                <table:data-pilot-member table:name="Baler" table:display="true" table:show-details="true"/>
                <table:data-pilot-member table:name="Bałdyga" table:display="true" table:show-details="true"/>
                <table:data-pilot-member table:name="Biały" table:display="true" table:show-details="true"/>
                <table:data-pilot-member table:name="Bichnowski" table:display="true" table:show-details="true"/>
                <table:data-pilot-member table:name="Bielska" table:display="true" table:show-details="true"/>
                <table:data-pilot-member table:name="Bilewicz" table:display="true" table:show-details="true"/>
                <table:data-pilot-member table:name="Blich" table:display="true" table:show-details="true"/>
                <table:data-pilot-member table:name="Bohun" table:display="true" table:show-details="true"/>
                <table:data-pilot-member table:name="Borowicz" table:display="true" table:show-details="true"/>
                <table:data-pilot-member table:name="Boryszewska" table:display="true" table:show-details="true"/>
                <table:data-pilot-member table:name="Borzobohata" table:display="true" table:show-details="true"/>
                <table:data-pilot-member table:name="Bracka" table:display="true" table:show-details="true"/>
                <table:data-pilot-member table:name="Bromka" table:display="true" table:show-details="true"/>
                <table:data-pilot-member table:name="Bromke" table:display="true" table:show-details="true"/>
                <table:data-pilot-member table:name="Burdanowska" table:display="true" table:show-details="true"/>
                <table:data-pilot-member table:name="Byszewska" table:display="true" table:show-details="true"/>
                <table:data-pilot-member table:name="Bzowicka" table:display="true" table:show-details="true"/>
                <table:data-pilot-member table:name="Chełmońska" table:display="true" table:show-details="true"/>
                <table:data-pilot-member table:name="Chludzińska " table:display="true" table:show-details="true"/>
                <table:data-pilot-member table:name="Chorzewska" table:display="true" table:show-details="true"/>
                <table:data-pilot-member table:name="Chudzińska " table:display="true" table:show-details="true"/>
                <table:data-pilot-member table:name="Chyżna" table:display="true" table:show-details="true"/>
                <table:data-pilot-member table:name="Cichecka" table:display="true" table:show-details="true"/>
                <table:data-pilot-member table:name="Cichocka" table:display="true" table:show-details="true"/>
                <table:data-pilot-member table:name="Ciska" table:display="true" table:show-details="true"/>
                <table:data-pilot-member table:name="Dolas" table:display="true" table:show-details="true"/>
                <table:data-pilot-member table:name="Doliński" table:display="true" table:show-details="true"/>
                <table:data-pilot-member table:name="Domaradzki " table:display="true" table:show-details="true"/>
                <table:data-pilot-member table:name="Domeralski " table:display="true" table:show-details="true"/>
                <table:data-pilot-member table:name="Domżał" table:display="true" table:show-details="true"/>
                <table:data-pilot-member table:name="Drochojowska" table:display="true" table:show-details="true"/>
                <table:data-pilot-member table:name="Drzewiecki" table:display="true" table:show-details="true"/>
                <table:data-pilot-member table:name="Dubowicz" table:display="true" table:show-details="true"/>
                <table:data-pilot-member table:name="Falkowski" table:display="true" table:show-details="true"/>
                <table:data-pilot-member table:name="Ficzak" table:display="true" table:show-details="true"/>
                <table:data-pilot-member table:name="Filoński" table:display="true" table:show-details="true"/>
                <table:data-pilot-member table:name="Gawrylczuk" table:display="true" table:show-details="true"/>
                <table:data-pilot-member table:name="Gawryluk" table:display="true" table:show-details="true"/>
                <table:data-pilot-member table:name="Gąsior" table:display="true" table:show-details="true"/>
                <table:data-pilot-member table:name="Gąsiorowski" table:display="true" table:show-details="true"/>
                <table:data-pilot-member table:name="Gołdap" table:display="true" table:show-details="true"/>
                <table:data-pilot-member table:name="Gontarek" table:display="true" table:show-details="true"/>
                <table:data-pilot-member table:name="Gontarska" table:display="true" table:show-details="true"/>
                <table:data-pilot-member table:name="Graczyk" table:display="true" table:show-details="true"/>
                <table:data-pilot-member table:name="Graczykowicz" table:display="true" table:show-details="true"/>
                <table:data-pilot-member table:name="Hołda" table:display="true" table:show-details="true"/>
                <table:data-pilot-member table:name="Internowski" table:display="true" table:show-details="true"/>
                <table:data-pilot-member table:name="Ircha " table:display="true" table:show-details="true"/>
                <table:data-pilot-member table:name="Irchanowicz " table:display="true" table:show-details="true"/>
                <table:data-pilot-member table:name="Jeleń" table:display="true" table:show-details="true"/>
                <table:data-pilot-member table:name="Jeziorkowska" table:display="true" table:show-details="true"/>
                <table:data-pilot-member table:name="Joachim" table:display="true" table:show-details="true"/>
                <table:data-pilot-member table:name="Joachimska" table:display="true" table:show-details="true"/>
                <table:data-pilot-member table:name="Kaleta" table:display="true" table:show-details="true"/>
                <table:data-pilot-member table:name="Kamińska" table:display="true" table:show-details="true"/>
                <table:data-pilot-member table:name="Kawalerowicz" table:display="true" table:show-details="true"/>
                <table:data-pilot-member table:name="Kmicic" table:display="true" table:show-details="true"/>
                <table:data-pilot-member table:name="Kolanko" table:display="true" table:show-details="true"/>
                <table:data-pilot-member table:name="Koleba" table:display="true" table:show-details="true"/>
                <table:data-pilot-member table:name="Kostkowicz" table:display="true" table:show-details="true"/>
                <table:data-pilot-member table:name="Kot" table:display="true" table:show-details="true"/>
                <table:data-pilot-member table:name="Kotek" table:display="true" table:show-details="true"/>
                <table:data-pilot-member table:name="Kotow" table:display="true" table:show-details="true"/>
                <table:data-pilot-member table:name="Kowalewicz" table:display="true" table:show-details="true"/>
                <table:data-pilot-member table:name="Kowalski" table:display="true" table:show-details="true"/>
                <table:data-pilot-member table:name="Krzaska" table:display="true" table:show-details="true"/>
                <table:data-pilot-member table:name="Malkowicz" table:display="true" table:show-details="true"/>
                <table:data-pilot-member table:name="Michnowicz" table:display="true" table:show-details="true"/>
                <table:data-pilot-member table:name="Minotaj" table:display="true" table:show-details="true"/>
                <table:data-pilot-member table:name="Miruńska" table:display="true" table:show-details="true"/>
                <table:data-pilot-member table:name="Molgat" table:display="true" table:show-details="true"/>
                <table:data-pilot-member table:name="Nicinska" table:display="true" table:show-details="true"/>
                <table:data-pilot-member table:name="Nowak" table:display="true" table:show-details="true"/>
                <table:data-pilot-member table:name="Nowator" table:display="true" table:show-details="true"/>
                <table:data-pilot-member table:name="Ochęduszko" table:display="true" table:show-details="true"/>
                <table:data-pilot-member table:name="Ochocki" table:display="true" table:show-details="true"/>
                <table:data-pilot-member table:name="Osipow" table:display="true" table:show-details="true"/>
                <table:data-pilot-member table:name="Osipowicz" table:display="true" table:show-details="true"/>
                <table:data-pilot-member table:name="Płocki" table:display="true" table:show-details="true"/>
                <table:data-pilot-member table:name="Przybylska" table:display="true" table:show-details="true"/>
                <table:data-pilot-member table:name="Sałdyga" table:display="true" table:show-details="true"/>
                <table:data-pilot-member table:name="Tarka" table:display="true" table:show-details="true"/>
                <table:data-pilot-member table:name="Tarkowska" table:display="true" table:show-details="true"/>
                <table:data-pilot-member table:name="Trzaska" table:display="true" table:show-details="true"/>
                <table:data-pilot-member table:name="Trzaskalska" table:display="true" table:show-details="true"/>
                <table:data-pilot-member table:name="Turkowska" table:display="true" table:show-details="true"/>
                <table:data-pilot-member table:name="Turowska" table:display="true" table:show-details="true"/>
                <table:data-pilot-member table:name="Ugodowicz" table:display="true" table:show-details="true"/>
                <table:data-pilot-member table:name="Wierzbowski" table:display="true" table:show-details="true"/>
                <table:data-pilot-member table:name="Wiśniewska " table:display="true" table:show-details="true"/>
                <table:data-pilot-member table:name="Wolf" table:display="true" table:show-details="true"/>
                <table:data-pilot-member table:name="Wołodyjowski" table:display="true" table:show-details="true"/>
                <table:data-pilot-member table:name="Zagłoba" table:display="true" table:show-details="true"/>
                <table:data-pilot-member table:name="Zuchara" table:display="true" table:show-details="true"/>
                <table:data-pilot-member table:name="Zuchar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arobki " table:orientation="data" table:used-hierarchy="0" table:function="sum">
            <table:data-pilot-level table:show-empty="false" calcext:repeat-item-labels="false">
              <table:data-pilot-members>
                <table:data-pilot-member table:name=" 125,00 zł " table:display="true" table:show-details="true"/>
                <table:data-pilot-member table:name=" 233,66 zł " table:display="true" table:show-details="true"/>
                <table:data-pilot-member table:name=" 234,00 zł " table:display="true" table:show-details="true"/>
                <table:data-pilot-member table:name=" 300,00 zł " table:display="true" table:show-details="true"/>
                <table:data-pilot-member table:name=" 340,00 zł " table:display="true" table:show-details="true"/>
                <table:data-pilot-member table:name=" 345,00 zł " table:display="true" table:show-details="true"/>
                <table:data-pilot-member table:name=" 420,00 zł " table:display="true" table:show-details="true"/>
                <table:data-pilot-member table:name=" 456,00 zł " table:display="true" table:show-details="true"/>
                <table:data-pilot-member table:name=" 500,00 zł " table:display="true" table:show-details="true"/>
                <table:data-pilot-member table:name=" 567,00 zł " table:display="true" table:show-details="true"/>
                <table:data-pilot-member table:name=" 640,00 zł " table:display="true" table:show-details="true"/>
                <table:data-pilot-member table:name=" 650,00 zł " table:display="true" table:show-details="true"/>
                <table:data-pilot-member table:name=" 670,00 zł " table:display="true" table:show-details="true"/>
                <table:data-pilot-member table:name=" 700,00 zł " table:display="true" table:show-details="true"/>
                <table:data-pilot-member table:name=" 720,00 zł " table:display="true" table:show-details="true"/>
                <table:data-pilot-member table:name=" 789,00 zł " table:display="true" table:show-details="true"/>
                <table:data-pilot-member table:name=" 800,00 zł " table:display="true" table:show-details="true"/>
                <table:data-pilot-member table:name=" 820,00 zł " table:display="true" table:show-details="true"/>
                <table:data-pilot-member table:name=" 880,00 zł " table:display="true" table:show-details="true"/>
                <table:data-pilot-member table:name=" 900,00 zł " table:display="true" table:show-details="true"/>
                <table:data-pilot-member table:name=" 1 000,00 zł " table:display="true" table:show-details="true"/>
                <table:data-pilot-member table:name=" 1 200,00 zł " table:display="true" table:show-details="true"/>
                <table:data-pilot-member table:name=" 1 235,00 zł " table:display="true" table:show-details="true"/>
                <table:data-pilot-member table:name=" 1 245,00 zł " table:display="true" table:show-details="true"/>
                <table:data-pilot-member table:name=" 1 278,00 zł " table:display="true" table:show-details="true"/>
                <table:data-pilot-member table:name=" 1 288,00 zł " table:display="true" table:show-details="true"/>
                <table:data-pilot-member table:name=" 2 000,00 zł " table:display="true" table:show-details="true"/>
                <table:data-pilot-member table:name=" 2 334,00 zł " table:display="true" table:show-details="true"/>
                <table:data-pilot-member table:name=" 2 356,00 zł " table:display="true" table:show-details="true"/>
                <table:data-pilot-member table:name=" 3 456,00 zł " table:display="true" table:show-details="true"/>
                <table:data-pilot-member table:name=" 3 459,00 zł " table:display="true" table:show-details="true"/>
                <table:data-pilot-member table:name=" 4 455,00 zł " table:display="true" table:show-details="true"/>
                <table:data-pilot-member table:name=" 4 500,00 zł " table:display="true" table:show-details="true"/>
                <table:data-pilot-member table:name=" 6 000,00 zł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Baza danych_2'.A1:'Tabela przestawna_Baza danych_2'.B4" table:buttons="'Tabela przestawna_Baza danych_2'.A1" table:show-filter-button="false" table:drill-down-on-double-click="false">
          <table:source-cell-range table:cell-range-address="'Baza danych'.A4:'Baza danych'.G10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row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arobki " table:orientation="data" table:used-hierarchy="0" table:function="average">
            <table:data-pilot-level table:show-empty="false" calcext:repeat-item-labels="false">
              <table:data-pilot-members>
                <table:data-pilot-member table:name=" 125,00 zł " table:display="true" table:show-details="true"/>
                <table:data-pilot-member table:name=" 233,66 zł " table:display="true" table:show-details="true"/>
                <table:data-pilot-member table:name=" 234,00 zł " table:display="true" table:show-details="true"/>
                <table:data-pilot-member table:name=" 300,00 zł " table:display="true" table:show-details="true"/>
                <table:data-pilot-member table:name=" 340,00 zł " table:display="true" table:show-details="true"/>
                <table:data-pilot-member table:name=" 345,00 zł " table:display="true" table:show-details="true"/>
                <table:data-pilot-member table:name=" 420,00 zł " table:display="true" table:show-details="true"/>
                <table:data-pilot-member table:name=" 456,00 zł " table:display="true" table:show-details="true"/>
                <table:data-pilot-member table:name=" 500,00 zł " table:display="true" table:show-details="true"/>
                <table:data-pilot-member table:name=" 567,00 zł " table:display="true" table:show-details="true"/>
                <table:data-pilot-member table:name=" 640,00 zł " table:display="true" table:show-details="true"/>
                <table:data-pilot-member table:name=" 650,00 zł " table:display="true" table:show-details="true"/>
                <table:data-pilot-member table:name=" 670,00 zł " table:display="true" table:show-details="true"/>
                <table:data-pilot-member table:name=" 700,00 zł " table:display="true" table:show-details="true"/>
                <table:data-pilot-member table:name=" 720,00 zł " table:display="true" table:show-details="true"/>
                <table:data-pilot-member table:name=" 789,00 zł " table:display="true" table:show-details="true"/>
                <table:data-pilot-member table:name=" 800,00 zł " table:display="true" table:show-details="true"/>
                <table:data-pilot-member table:name=" 820,00 zł " table:display="true" table:show-details="true"/>
                <table:data-pilot-member table:name=" 880,00 zł " table:display="true" table:show-details="true"/>
                <table:data-pilot-member table:name=" 900,00 zł " table:display="true" table:show-details="true"/>
                <table:data-pilot-member table:name=" 1 000,00 zł " table:display="true" table:show-details="true"/>
                <table:data-pilot-member table:name=" 1 200,00 zł " table:display="true" table:show-details="true"/>
                <table:data-pilot-member table:name=" 1 235,00 zł " table:display="true" table:show-details="true"/>
                <table:data-pilot-member table:name=" 1 245,00 zł " table:display="true" table:show-details="true"/>
                <table:data-pilot-member table:name=" 1 278,00 zł " table:display="true" table:show-details="true"/>
                <table:data-pilot-member table:name=" 1 288,00 zł " table:display="true" table:show-details="true"/>
                <table:data-pilot-member table:name=" 2 000,00 zł " table:display="true" table:show-details="true"/>
                <table:data-pilot-member table:name=" 2 334,00 zł " table:display="true" table:show-details="true"/>
                <table:data-pilot-member table:name=" 2 356,00 zł " table:display="true" table:show-details="true"/>
                <table:data-pilot-member table:name=" 3 456,00 zł " table:display="true" table:show-details="true"/>
                <table:data-pilot-member table:name=" 3 459,00 zł " table:display="true" table:show-details="true"/>
                <table:data-pilot-member table:name=" 4 455,00 zł " table:display="true" table:show-details="true"/>
                <table:data-pilot-member table:name=" 4 500,00 zł " table:display="true" table:show-details="true"/>
                <table:data-pilot-member table:name=" 6 000,00 zł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Kategoria_20_tabeli_20_przestawnej" style:display-name="Kategoria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Narożnik_20_tabeli_20_przestawnej" style:display-name="Naroż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Pole_20_tabeli_20_przestawnej" style:display-name="Pole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Tytuł_20_tabeli_20_przestawnej" style:display-name="Tytuł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Wartość_20_tabeli_20_przestawnej" style:display-name="Wartość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Wynik_20_tabeli_20_przestawnej" style:display-name="Wy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10:58:02.67354938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K</meta:initial-creator>
    <meta:creation-date>1997-10-13T01:37:22</meta:creation-date>
    <dc:date>2019-05-15T11:37:59.334651393</dc:date>
    <meta:editing-cycles>12</meta:editing-cycles>
    <meta:editing-duration>PT26M26S</meta:editing-duration>
    <meta:generator>LibreOffice/6.0.7.3$Linux_X86_64 LibreOffice_project/00m0$Build-3</meta:generator>
    <meta:document-statistic meta:table-count="9" meta:cell-count="1530" meta:object-count="0"/>
  </office:meta>
</office:document-meta>
</file>